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ce style:name="Poppins" svg:font-family="Poppins, system, sans-serif"/>
    <style:font-face style:name="Times New Roman1" svg:font-family="'Times New Roman'"/>
    <style:font-face style:name="arial" svg:font-family="arial"/>
    <style:font-face style:name="g d0 f1" svg:font-family="'g d0 f1'"/>
    <style:font-face style:name="system" svg:font-family="system, sans-serif"/>
    <style:font-face style:name="verdana" svg:font-family="verdana, arial,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variant="normal" fo:text-transform="none" fo:color="#000000" style:font-name="Arial1" fo:font-size="14pt" fo:letter-spacing="normal" fo:font-style="normal" fo:font-weight="normal" style:font-size-asian="14pt" style:font-size-complex="14pt"/>
    </style:style>
    <style:style style:name="P3"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Arial1" fo:font-size="14pt" fo:letter-spacing="normal" fo:font-style="normal" fo:font-weight="normal" style:font-size-asian="14pt" style:font-size-complex="14pt"/>
    </style:style>
    <style:style style:name="P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Arial1" fo:font-size="18pt" fo:letter-spacing="normal" fo:font-style="normal" fo:font-weight="bold" style:font-size-asian="18pt" style:font-weight-asian="bold" style:font-size-complex="18pt" style:font-weight-complex="bold"/>
    </style:style>
    <style:style style:name="P5" style:family="paragraph" style:parent-style-name="Text_20_body">
      <style:paragraph-properties fo:text-align="justify" style:justify-single-word="false"/>
      <style:text-properties style:font-name="Arial1" fo:font-size="14pt" style:font-size-asian="14pt" style:font-size-complex="14pt"/>
    </style:style>
    <style:style style:name="P6" style:family="paragraph" style:parent-style-name="Text_20_body">
      <style:text-properties fo:font-variant="normal" fo:text-transform="none" fo:color="#000000" style:font-name="Arial1" fo:font-size="14pt" fo:letter-spacing="normal" fo:font-style="normal" fo:font-weight="normal" style:font-size-asian="14pt" style:font-size-complex="14pt"/>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Arial1" fo:font-size="14pt" fo:letter-spacing="normal" fo:font-style="normal" fo:font-weight="normal" style:font-size-asian="14pt" style:font-weight-asian="normal" style:font-size-complex="14pt" style:font-weight-complex="normal"/>
    </style:style>
    <style:style style:name="P8" style:family="paragraph" style:parent-style-name="Text_20_body">
      <style:paragraph-properties fo:margin-left="0cm" fo:margin-right="0cm" fo:text-align="justify" style:justify-single-word="false" fo:orphans="2" fo:widows="2" fo:text-indent="0cm" style:auto-text-indent="false"/>
      <style:text-properties style:font-name="Arial1" fo:font-size="14pt" style:font-size-asian="14pt" style:font-size-complex="14pt"/>
    </style:style>
    <style:style style:name="P9"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style:font-name="Arial1" fo:font-size="14pt" style:font-size-asian="14pt" style:font-size-complex="14pt"/>
    </style:style>
    <style:style style:name="P10"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style:font-name="Arial1" fo:font-size="14pt" fo:language="es" fo:country="ES" style:font-size-asian="14pt" style:font-size-complex="14pt"/>
    </style:style>
    <style:style style:name="T1" style:family="text">
      <style:text-properties fo:font-variant="normal" fo:text-transform="none" fo:color="#000000" fo:letter-spacing="normal" fo:font-style="normal" fo:font-weight="normal" style:font-weight-asian="normal" style:font-weight-complex="normal"/>
    </style:style>
    <style:style style:name="T2" style:family="text">
      <style:text-properties fo:font-variant="normal" fo:text-transform="none" fo:color="#000000" fo:letter-spacing="normal" fo:language="es" fo:country="ES" fo:font-style="normal" fo:font-weight="normal"/>
    </style:style>
    <style:style style:name="T3" style:family="text">
      <style:text-properties fo:language="es" fo:country="ES"/>
    </style:style>
  </office:automatic-styles>
  <office:body>
    <office:text text:use-soft-page-breaks="true">
      <office:forms form:automatic-focus="false" form:apply-design-mode="false">
        <form:form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cances </text:p>
      <text:p text:style-name="P5"><text:span text:style-name="T2">En este proyecto se pretenden identificar los servicios fundamentales que una aplicación móvil requieren, así como sus recursos tecnológicos necesarios para la creación e implementación. De igual forma se identificarán los modelos existentes de transferencia de conocimiento.</text:span></text:p>
      <text:p text:style-name="P5"><text:span text:style-name="T2"/></text:p>
      <text:p text:style-name="P5"><text:span text:style-name="T3">Para el desarrollo de esta propuesta de investigación, se desarrollará una aplicación móvil que tendrá relación a un portal de página web que será manejado por una sola persona, en el cual reflejará absolutamente todo el estatus escolar del estudiante.</text:span></text:p>
      <text:p text:style-name="P5"><text:span text:style-name="T3"/></text:p>
      <text:p text:style-name="P9"><text:span text:style-name="T3">En esta investigación se pretende desarrollar dos modelos que den soporte a la administración del estatus escolar de los diferentes estudiantes de la institución. El primer modelo seria la aplicación móvil esta debe proveer las características y ventajas de facilitar el conocimiento de cada estudiante respecto a su estatus escolar. El segundo modelo seria la página web que será manejada únicamente por el coordinador de cada carrera esta serviría para mantener un buen historial académico</text:span></text:p>
      <text:p text:style-name="P9"><text:span text:style-name="T3"/></text:p>
      <text:p text:style-name="P10">Los alcances del presente proyecto es crear una aplicación para dispositivos móviles para el uso de cada estudiante. Para llevar a cabo este objetivo se analizará la funcionalidad de la aplicación. Además, la aplicación obtendrá información adicional del usuario mediante un registro. Toda la información de cada estudiante se enviará a una base de datos con la cual va a poder seguir accediendo a la aplicación, para poder realizar un estudio a largo plazo sobre que lenguaje se utilizara para la creación de tal se llevara acabó una investigación de cual programa es el más eficiente, también se tendrá que investigar qué otras cosas serán necesarias.</text:p>
      <text:p text:style-name="P10"/>
      <text:p text:style-name="P9"><text:span text:style-name="T3">Para llevar a cabo el desarrollo de la aplicación se debe tener en cuenta para que tipo de dispositivos móviles será creado, los que están experimentando un mayor crecimiento de ventas son los Android. Estos serán los utilizados para poder crear la aplicación mencionada anteriormente, ya que la mayoría de los estudiantes tienen acceso aun Android lo que permite una mayor expansión en el uso de la aplicación desarrollada. Además, integran tanto una interfaz gráfica amigable con el usuario como sensores disponibles para realizar diferentes aceptaciones de aplicaciones.</text:span></text:p>
      <text:p text:style-name="P9"><text:span text:style-name="T3"/></text:p>
      <text:p text:style-name="P9"><text:span text:style-name="T3"/></text:p>
      <text:p text:style-name="P9"><text:soft-page-break/><text:span text:style-name="T3">Objetivo general</text:span></text:p>
      <text:p text:style-name="P9"><text:span text:style-name="T3"/></text:p>
      <text:p text:style-name="P9"><text:span text:style-name="T3"/></text:p>
      <text:p text:style-name="P9"><text:span text:style-name="T3">Mi objetivo es crear una aplicación móvil la cual sea manejada por alumnos de la institución la cual servirá para que los pagos estén a tiempo, entiendo que en el área de cajas tiene acceso al calendario de pagos, pero simplemente te dan una hoja impresa, mi aplicación consistirá en que habrá un registro (nombre, apellido, carrera y matricula) y después los alumnos podrán tener acceso a su calendario de pagos. los alumnos también tendrían acceso a su cardex ya que cada que necesitamos saber o ver nuestras calificaciones tenemos que ir con el coordinador en ocasiones él está ocupado y simplemente no tenemos acceso  esto evitaría el hecho de estar saliendo de clases para checar las calificaciones, Por otro lado se crearía una página web para el coordinador donde le daría acceso a esta aplicación donde él tendría acceso a estar revisando cual alumno va a tiempo en sus pagos y cual no y así evitar problemas académicos, también el coordinador podría agregar notificaciones como ejemplo seria ¡Chavos el día 25/08/2019 tenemos visita!,¡Chavos toca pago de colegiatura! O cosas por el estilo.</text:span></text:p>
      <text:p text:style-name="P9"><text:span text:style-name="T3"/></text:p>
      <text:p text:style-name="P9"><text:span text:style-name="T3"/></text:p>
      <text:p text:style-name="P9"><text:span text:style-name="T3">El objetivo general de este proyecto es el desarrollo de una aplicación para dispositivos móviles que servirá para mantener controlado el estatus estudiantil; el cuál se llevará a cabo mediante los diferentes objetivos específicos detallados a continuación.</text:span></text:p>
      <text:p text:style-name="P9"><text:span text:style-name="T3"/></text:p>
      <text:p text:style-name="P10">Los objetivos específicos para lograr el objetivo general son los siguientes: </text:p>
      <text:p text:style-name="P9"><text:span text:style-name="T3"/></text:p>
      <text:p text:style-name="P9"><text:span text:style-name="T3">º Desarrollar una aplicación móvil para poder revisar cada que sea necesario todo tu estatus escolar</text:span></text:p>
      <text:p text:style-name="P9"><text:span text:style-name="T3"/></text:p>
      <text:p text:style-name="P9"><text:span text:style-name="T3">º Realizar un apartado en el cual llegarán notificaciones que serán enviadas por el coordinador.</text:span></text:p>
      <text:p text:style-name="P9"><text:span text:style-name="T3"/></text:p>
      <text:p text:style-name="P10">º La información recaudada será almacenada en una base de datos la cual servirá de registr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ce style:name="Poppins" svg:font-family="Poppins, system, sans-serif"/>
    <style:font-face style:name="Times New Roman1" svg:font-family="'Times New Roman'"/>
    <style:font-face style:name="arial" svg:font-family="arial"/>
    <style:font-face style:name="g d0 f1" svg:font-family="'g d0 f1'"/>
    <style:font-face style:name="system" svg:font-family="system, sans-serif"/>
    <style:font-face style:name="verdana" svg:font-family="verdana, arial,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ae gonzalez uribe</meta:initial-creator>
    <meta:creation-date>2019-08-28T09:27:10.08</meta:creation-date>
    <meta:document-statistic meta:table-count="0" meta:image-count="0" meta:object-count="0" meta:page-count="2" meta:paragraph-count="13" meta:word-count="627" meta:character-count="3991"/>
    <dc:date>2019-08-29T08:31:00.66</dc:date>
    <dc:creator>danae gonzalez uribe</dc:creator>
    <meta:editing-duration>PT10M39S</meta:editing-duration>
    <meta:editing-cycles>1</meta:editing-cycles>
    <meta:generator>OpenOffice/4.1.6$Win32 OpenOffice.org_project/416m1$Build-9790</meta:generator>
  </office:meta>
</office:document-meta>
</file>